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list-style-name="L1"/>
    <style:style style:name="P2" style:family="paragraph" style:parent-style-name="Preformatted_20_Text" style:list-style-name="L1"/>
    <style:style style:name="P3" style:family="paragraph" style:parent-style-name="Preformatted_20_Text" style:list-style-name="L1">
      <style:text-properties officeooo:paragraph-rsid="0008269d"/>
    </style:style>
    <style:style style:name="P4" style:family="paragraph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paragraph-rsid="0008269d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08269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19440700" text:style-name="L1">
        <text:list-item>
          <text:p text:style-name="P6">Update package list:</text:p>
          <text:p text:style-name="P3"><text:span text:style-name="Source_20_Text">sudo apt update</text:span></text:p>
          <text:p text:style-name="P3"><text:span text:style-name="Source_20_Text"/></text:p>
        </text:list-item>
        <text:list-item>
          <text:p text:style-name="P5">Upgrade installed packages:</text:p>
          <text:p text:style-name="P2"><text:span text:style-name="Source_20_Text">sudo apt upgrade</text:span></text:p>
          <text:p text:style-name="P2"><text:span text:style-name="Source_20_Text"/></text:p>
        </text:list-item>
        <text:list-item>
          <text:p text:style-name="P5">Install SQL Server:</text:p>
          <text:p text:style-name="P2"><text:span text:style-name="Source_20_Text">sudo apt install mysql-server</text:span></text:p>
          <text:p text:style-name="P2"><text:span text:style-name="Source_20_Text"/></text:p>
        </text:list-item>
        <text:list-item>
          <text:p text:style-name="P5">Install SQL client:</text:p>
          <text:p text:style-name="P2"><text:span text:style-name="Source_20_Text">sudo apt install mysql-client</text:span></text:p>
          <text:p text:style-name="P2"><text:span text:style-name="Source_20_Text"/></text:p>
        </text:list-item>
        <text:list-item>
          <text:p text:style-name="P5">Check MySQL version:</text:p>
          <text:p text:style-name="P2"><text:span text:style-name="Source_20_Text">mysql –version</text:span></text:p>
          <text:p text:style-name="P2"><text:span text:style-name="Source_20_Text"/></text:p>
        </text:list-item>
        <text:list-item>
          <text:p text:style-name="P5">Start MySQL:</text:p>
          <text:p text:style-name="P2"><text:span text:style-name="Source_20_Text">sudo service mysql start</text:span></text:p>
          <text:p text:style-name="P2"><text:span text:style-name="Source_20_Text"/></text:p>
        </text:list-item>
        <text:list-item>
          <text:p text:style-name="P5">Stop MySQL:</text:p>
          <text:p text:style-name="P2"><text:span text:style-name="Source_20_Text">sudo service mysql sto</text:span><text:span text:style-name="Source_20_Text"><text:span text:style-name="T2">p</text:span></text:span></text:p>
          <text:p text:style-name="P2"><text:span text:style-name="Source_20_Text"/></text:p>
        </text:list-item>
        <text:list-item>
          <text:p text:style-name="P5">Restart MySQL:</text:p>
          <text:p text:style-name="P2"><text:span text:style-name="Source_20_Text">sudo service mysql restart</text:span></text:p>
          <text:p text:style-name="P2"><text:span text:style-name="Source_20_Text"/></text:p>
        </text:list-item>
        <text:list-item>
          <text:p text:style-name="P5">Start SQL editor (assuming you have a specific editor installed):</text:p>
          <text:p text:style-name="P2"><text:span text:style-name="Source_20_Text">sql-editor-command</text:span></text:p>
          <text:p text:style-name="P2"><text:span text:style-name="Source_20_Text"/></text:p>
        </text:list-item>
        <text:list-item>
          <text:p text:style-name="P5">Create a database:</text:p>
          <text:p text:style-name="P2"><text:span text:style-name="Source_20_Text">mysql -u username -p -e "CREATE DATABASE dbname;"</text:span></text:p>
          <text:p text:style-name="P2"><text:span text:style-name="Source_20_Text"/></text:p>
        </text:list-item>
        <text:list-item>
          <text:p text:style-name="P5">Create a user:</text:p>
          <text:p text:style-name="P2"><text:span text:style-name="Source_20_Text">mysql -u username -p -e "CREATE USER 'newuser'@'localhost' IDENTIFIED BY 'password';"</text:span></text:p>
          <text:p text:style-name="P2"><text:span text:style-name="Source_20_Text"/></text:p>
        </text:list-item>
        <text:list-item>
          <text:p text:style-name="P5">Grant all permissions to a user on a specific database:</text:p>
          <text:p text:style-name="P2"><text:span text:style-name="Source_20_Text">mysql -u username -p -e "GRANT ALL PRIVILEGES ON dbname.* TO 'username'@'localhost';"</text:span></text:p>
          <text:p text:style-name="P2"><text:span text:style-name="Source_20_Text"/></text:p>
        </text:list-item>
        <text:list-item>
          <text:p text:style-name="P5">Show all grants for a specific user:</text:p>
          <text:p text:style-name="P2"><text:span text:style-name="Source_20_Text">mysql -u username -p -e "SHOW GRANTS FOR 'username'@'localhost';"</text:span></text:p>
          <text:p text:style-name="P2"><text:span text:style-name="Source_20_Text"/></text:p>
        </text:list-item>
        <text:list-item>
          <text:p text:style-name="P6">Create a table:</text:p>
          <text:p text:style-name="P2"><text:span text:style-name="Source_20_Text">mysql -u username -p dbname -e "CREATE TABLE tablename (column1 datatype, column2 datatype, ...);"</text:span></text:p>
          <text:p text:style-name="P2"><text:span text:style-name="Source_20_Text"/></text:p>
        </text:list-item>
        <text:list-item>
          <text:p text:style-name="P5">Insert values into a table:</text:p>
          <text:p text:style-name="P2"><text:span text:style-name="Source_20_Text">mysql -u username -p dbname -e "INSERT INTO tablename (column1, column2, ...) VALUES (value1, value2, ...);"</text:span></text:p>
          <text:p text:style-name="P2"><text:soft-page-break/><text:span text:style-name="Source_20_Text"/></text:p>
        </text:list-item>
        <text:list-item>
          <text:p text:style-name="P5">Display total number of tables:</text:p>
          <text:p text:style-name="P2"><text:span text:style-name="Source_20_Text">mysql -u username -p dbname -e "SHOW TABLES;"</text:span></text:p>
          <text:p text:style-name="P2"><text:span text:style-name="Source_20_Text"/></text:p>
        </text:list-item>
        <text:list-item>
          <text:p text:style-name="P5">Display total number of databases:</text:p>
          <text:p text:style-name="P2"><text:span text:style-name="Source_20_Text">mysql -u username -p -e "SHOW DATABASES;"</text:span></text:p>
          <text:p text:style-name="P2"><text:span text:style-name="Source_20_Text"/></text:p>
        </text:list-item>
        <text:list-item>
          <text:p text:style-name="P5">Retrieve all values from a particular table:</text:p>
          <text:p text:style-name="P2"><text:span text:style-name="Source_20_Text">mysql -u username -p dbname -e "SELECT * FROM tablename;"</text:span></text:p>
          <text:p text:style-name="P2"><text:span text:style-name="Source_20_Text"/></text:p>
        </text:list-item>
        <text:list-item>
          <text:p text:style-name="P5">Show the number of entries in a table:</text:p>
          <text:p text:style-name="P2"><text:span text:style-name="Source_20_Text">mysql -u username -p dbname -e "SELECT COUNT(*) FROM tablename;"</text:span></text:p>
          <text:p text:style-name="P2"><text:span text:style-name="Source_20_Text"/></text:p>
        </text:list-item>
        <text:list-item>
          <text:p text:style-name="P5">Alter a table:</text:p>
          <text:p text:style-name="P2"><text:span text:style-name="Source_20_Text">mysql -u username -p dbname -e "ALTER TABLE tablename ADD COLUMN new_column datatype;"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09:27:26.187813622</meta:creation-date>
    <dc:date>2024-01-02T09:32:22.806695602</dc:date>
    <meta:editing-duration>PT4M57S</meta:editing-duration>
    <meta:editing-cycles>1</meta:editing-cycles>
    <meta:document-statistic meta:table-count="0" meta:image-count="0" meta:object-count="0" meta:page-count="2" meta:paragraph-count="40" meta:word-count="257" meta:character-count="1561" meta:non-whitespace-character-count="1364"/>
    <meta:generator>LibreOffice/7.3.7.2$Linux_X86_64 LibreOffice_project/30$Build-2</meta:generator>
  </office:meta>
</office:document-meta>
</file>